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fill="none" draw:textarea-vertical-align="middle"/>
    </style:style>
    <style:style style:name="gr2" style:family="graphic" style:parent-style-name="objectwithoutfill">
      <style:graphic-properties draw:marker-start="Diamond" draw:marker-start-width="0.102cm" draw:fill="none" draw:textarea-vertical-align="middle"/>
    </style:style>
    <style:style style:name="gr3" style:family="graphic" style:parent-style-name="objectwithoutfill">
      <style:graphic-properties draw:marker-start="Diamond_20_unfilled" draw:marker-start-width="0.102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6cm" fo:min-width="2.79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06cm" fo:min-width="2.7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3.4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6cm" fo:min-width="2.285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06cm" fo:min-width="2.28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2cm" fo:min-width="1.786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95cm" fo:min-width="1.7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3.4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425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94cm" fo:min-width="3.48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127cm" fo:min-width="3.4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1cm" fo:min-width="0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1.181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181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43cm" fo:min-width="1.22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51cm" fo:min-width="1.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3.4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142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91cm" fo:min-width="2.123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2.1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2cm" fo:min-width="3.441cm"/>
    </style:style>
    <style:style style:name="gr27" style:family="graphic" style:parent-style-name="standard">
      <style:graphic-properties draw:stroke="none" draw:fill="none" fo:min-height="1.20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06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7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cm"/>
    </style:style>
    <style:style style:name="gr32" style:family="graphic" style:parent-style-name="standard">
      <style:graphic-properties draw:stroke="none" draw:fill="none" fo:min-height="0.251cm"/>
    </style:style>
    <style:style style:name="gr33" style:family="graphic" style:parent-style-name="objectwithoutfill">
      <style:graphic-properties draw:marker-start="" draw:marker-end="Diamond" draw:marker-end-width="0.102cm" draw:fill="none" draw:textarea-vertical-align="middle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64cm" fo:min-width="2.123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8cm" fo:min-width="2.1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4cm" fo:min-width="3.441cm"/>
    </style:style>
    <style:style style:name="gr37" style:family="graphic" style:parent-style-name="standard">
      <style:graphic-properties draw:stroke="none" draw:fill="none" fo:min-height="1.447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2cm" fo:min-width="1.196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95cm" fo:min-width="1.1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9cm" fo:min-width="3.4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2cm" fo:min-width="1.222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95cm" fo:min-width="1.2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3.44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849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1.4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3.441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4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3.441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43cm"/>
    </style:style>
    <style:style style:name="gr51" style:family="graphic" style:parent-style-name="standard">
      <style:graphic-properties draw:stroke="none" draw:fill="none" fo:min-height="0.75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1.17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5cm" fo:min-width="3.44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17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8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699cm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76cm" fo:min-width="3.559cm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9cm" fo:min-width="3.5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6cm" fo:min-width="0cm"/>
    </style:style>
    <style:style style:name="gr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33cm" fo:min-width="2.372cm"/>
    </style:style>
    <style:style style:name="gr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6cm" fo:min-width="2.37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8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1.685cm"/>
    </style:style>
    <style:style style:name="gr65" style:family="graphic" style:parent-style-name="objectwithoutfill">
      <style:graphic-properties draw:marker-start="" draw:marker-start-width="0.102cm" draw:marker-end="Diamond_20_unfilled" draw:marker-end-width="0.102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99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0.84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073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5cm" fo:min-width="1.464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95cm" fo:min-width="1.46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3.441cm"/>
    </style:style>
    <style:style style:name="gr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2cm" fo:min-width="2.0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1cm" fo:min-width="3.44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756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123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04cm" fo:min-width="1.1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imes" style:font-family-generic="roman" style:font-pitch="variable" fo:font-size="7pt" style:font-size-asian="7pt" style:font-size-complex="7pt"/>
    </style:style>
    <style:style style:name="P3" style:family="paragraph">
      <style:text-properties fo:font-family="Times" style:font-family-generic="roman" style:font-pitch="variable" fo:font-size="7pt" style:font-size-asian="7pt" style:font-size-complex="7pt"/>
    </style:style>
    <style:style style:name="P4" style:family="paragraph">
      <style:text-properties fo:font-family="Times" style:font-family-generic="roman" style:font-pitch="variable" fo:font-size="6pt" style:font-size-asian="6pt" style:font-size-complex="6pt"/>
    </style:style>
    <style:style style:name="P5" style:family="paragraph">
      <style:text-properties fo:font-size="18pt"/>
    </style:style>
    <style:style style:name="P6" style:family="paragraph">
      <style:text-properties fo:font-family="Times" style:font-family-generic="roman" style:font-pitch="variable" fo:font-size="8pt" style:font-size-asian="8pt" style:font-size-complex="8pt"/>
    </style:style>
    <style:style style:name="P7" style:family="paragraph">
      <style:paragraph-properties fo:text-align="center"/>
      <style:text-properties fo:font-family="Times" style:font-family-generic="roman" style:font-pitch="variable" fo:font-size="6pt" style:font-size-asian="6pt" style:font-size-complex="6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Times" style:font-family-generic="roman" style:font-pitch="variable" fo:font-size="7pt" style:font-size-asian="7pt" style:font-size-complex="7pt"/>
    </style:style>
    <style:style style:name="T1" style:family="text">
      <style:text-properties fo:font-family="Times" style:font-family-generic="roman" style:font-pitch="variable" fo:font-size="6pt" style:font-family-asian="Times" style:font-style-name-asian="Regular" style:font-family-generic-asian="roman" style:font-size-asian="6pt" style:font-family-complex="Times" style:font-style-name-complex="Regular" style:font-family-generic-complex="roman" style:font-size-complex="6pt"/>
    </style:style>
    <style:style style:name="T2" style:family="text">
      <style:text-properties fo:font-family="Times" style:font-family-generic="roman" style:font-pitch="variable" fo:font-size="7pt" style:font-size-asian="7pt" style:font-size-complex="7pt"/>
    </style:style>
    <style:style style:name="T3" style:family="text">
      <style:text-properties fo:font-family="Times" style:font-style-name="Regular" style:font-family-generic="roman" fo:font-size="6pt" style:font-family-asian="Times" style:font-style-name-asian="Regular" style:font-family-generic-asian="roman" style:font-size-asian="6pt" style:font-family-complex="Times" style:font-style-name-complex="Regular" style:font-family-generic-complex="roman" style:font-size-complex="6pt"/>
    </style:style>
    <style:style style:name="T4" style:family="text">
      <style:text-properties fo:font-family="Times" style:font-style-name="Regular" style:font-family-generic="roman" fo:font-size="7pt" style:font-family-asian="Times" style:font-style-name-asian="Regular" style:font-family-generic-asian="roman" style:font-size-asian="7pt" style:font-family-complex="Times" style:font-style-name-complex="Regular" style:font-family-generic-complex="roman" style:font-size-complex="7pt"/>
    </style:style>
    <style:style style:name="T5" style:family="text">
      <style:text-properties fo:font-family="Times" style:font-family-generic="roman" style:font-pitch="variable" fo:font-size="6pt" style:font-size-asian="6pt" style:font-size-complex="6pt"/>
    </style:style>
    <style:style style:name="T6" style:family="text">
      <style:text-properties fo:font-family="Times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line draw:style-name="gr1" draw:text-style-name="P1" draw:layer="layout" svg:x1="10.795cm" svg:y1="2.032cm" svg:x2="10.795cm" svg:y2="2.413cm">
          <text:p/>
        </draw:line>
        <draw:line draw:style-name="gr2" draw:text-style-name="P1" draw:layer="layout" svg:x1="11.106cm" svg:y1="3.175cm" svg:x2="11.106cm" svg:y2="4.826cm">
          <text:p/>
        </draw:line>
        <draw:line draw:style-name="gr2" draw:text-style-name="P1" draw:layer="layout" svg:x1="8.001cm" svg:y1="0.635cm" svg:x2="9.652cm" svg:y2="0.635cm">
          <text:p/>
        </draw:line>
        <draw:line draw:style-name="gr3" draw:text-style-name="P1" draw:layer="layout" svg:x1="12.392cm" svg:y1="0.889cm" svg:x2="12.376cm" svg:y2="4.826cm">
          <text:p/>
        </draw:line>
        <draw:line draw:style-name="gr1" draw:text-style-name="P1" draw:layer="layout" svg:x1="4.318cm" svg:y1="5.334cm" svg:x2="4.318cm" svg:y2="6.096cm">
          <text:p/>
        </draw:line>
        <draw:line draw:style-name="gr1" draw:text-style-name="P1" draw:layer="layout" svg:x1="7.874cm" svg:y1="5.334cm" svg:x2="7.874cm" svg:y2="6.504cm">
          <text:p/>
        </draw:line>
        <draw:line draw:style-name="gr1" draw:text-style-name="P1" draw:layer="layout" svg:x1="4.318cm" svg:y1="5.334cm" svg:x2="7.874cm" svg:y2="5.334cm">
          <text:p/>
        </draw:line>
        <draw:line draw:style-name="gr1" draw:text-style-name="P1" draw:layer="layout" svg:x1="5.715cm" svg:y1="5.207cm" svg:x2="5.715cm" svg:y2="5.334cm">
          <text:p/>
        </draw:line>
        <draw:custom-shape draw:style-name="gr4" draw:text-style-name="P1" draw:layer="layout" svg:width="0.254cm" svg:height="0.152cm" svg:x="5.58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22cm" svg:height="1.143cm" svg:x="2.822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221cm" svg:height="0.492cm" svg:x="2.821cm" svg:y="6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367cm" svg:height="0.967cm" svg:x="3.313cm" svg:y="5.664cm">
          <draw:text-box>
            <text:p text:style-name="P1"><text:span text:style-name="T1">«InputData»</text:span></text:p>
            <text:p text:style-name="P1"><text:span text:style-name="T2">SarPacketHeader</text:span></text:p>
          </draw:text-box>
        </draw:frame>
        <draw:frame draw:style-name="gr8" draw:text-style-name="P3" draw:layer="layout" svg:width="4.867cm" svg:height="1.001cm" svg:x="2.598cm" svg:y="6.125cm">
          <draw:text-box>
            <text:p><text:span text:style-name="T3">«</text:span><text:span text:style-name="T1">Measure</text:span><text:span text:style-name="T3">»</text:span><text:span text:style-name="T4"> coarseTime : Integer</text:span></text:p>
            <text:p><text:span text:style-name="T3">«</text:span><text:span text:style-name="T1">Measure</text:span><text:span text:style-name="T3">»</text:span><text:span text:style-name="T4"> fineTime : Integer</text:span></text:p>
            <text:p><text:span text:style-name="T4"/></text:p>
          </draw:text-box>
        </draw:frame>
        <draw:custom-shape draw:style-name="gr9" draw:text-style-name="P1" draw:layer="layout" svg:width="3.356cm" svg:height="1.143cm" svg:x="6.296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356cm" svg:height="0.492cm" svg:x="6.296cm" svg:y="6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361cm" svg:height="0.967cm" svg:x="6.712cm" svg:y="5.667cm">
          <draw:text-box>
            <text:p text:style-name="P1"><text:span text:style-name="T1">«InputData»</text:span></text:p>
            <text:p text:style-name="P1"><text:span text:style-name="T2">GpsrPacketHeader</text:span></text:p>
          </draw:text-box>
        </draw:frame>
        <draw:frame draw:style-name="gr8" draw:text-style-name="P3" draw:layer="layout" svg:width="4.867cm" svg:height="1.001cm" svg:x="6.071cm" svg:y="6.12cm">
          <draw:text-box>
            <text:p><text:span text:style-name="T3">«</text:span><text:span text:style-name="T1">Identifier</text:span><text:span text:style-name="T3">»</text:span><text:span text:style-name="T4"> destinationId : Integer</text:span></text:p>
            <text:p><text:span text:style-name="T3">«</text:span><text:span text:style-name="T1">Identifier</text:span><text:span text:style-name="T3">»</text:span><text:span text:style-name="T4"> type : Integer</text:span></text:p>
            <text:p><text:span text:style-name="T4"/></text:p>
          </draw:text-box>
        </draw:frame>
        <draw:line draw:style-name="gr2" draw:text-style-name="P1" draw:layer="layout" svg:x1="9.017cm" svg:y1="4.699cm" svg:x2="6.477cm" svg:y2="4.699cm">
          <text:p/>
        </draw:line>
        <draw:custom-shape draw:style-name="gr11" draw:text-style-name="P1" draw:layer="layout" svg:width="1.624cm" svg:height="0.608cm" svg:x="4.953cm" svg:y="4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624cm" svg:height="0.127cm" svg:x="4.953cm" svg:y="4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3.017cm" svg:height="0.894cm" svg:x="4.775cm" svg:y="4.186cm">
          <draw:text-box>
            <text:p text:style-name="P1"><text:span text:style-name="T1"/></text:p>
            <text:p text:style-name="P1"><text:span text:style-name="T2">PacketHeader</text:span></text:p>
          </draw:text-box>
        </draw:frame>
        <draw:line draw:style-name="gr2" draw:text-style-name="P1" draw:layer="layout" svg:x1="11.176cm" svg:y1="5.461cm" svg:x2="11.176cm" svg:y2="6.096cm">
          <text:p/>
        </draw:line>
        <draw:line draw:style-name="gr1" draw:text-style-name="P1" draw:layer="layout" svg:x1="3.429cm" svg:y1="0.508cm" svg:x2="1.397cm" svg:y2="0.508cm">
          <text:p/>
        </draw:line>
        <draw:line draw:style-name="gr2" draw:text-style-name="P1" draw:layer="layout" svg:x1="1.397cm" svg:y1="2.54cm" svg:x2="1.397cm" svg:y2="3.556cm">
          <text:p/>
        </draw:line>
        <draw:frame draw:style-name="gr14" draw:text-style-name="P4" draw:layer="layout" svg:width="0.925cm" svg:height="0.535cm" svg:x="0.787cm" svg:y="3.099cm">
          <draw:text-box>
            <text:p><text:span text:style-name="T5">1..*</text:span></text:p>
          </draw:text-box>
        </draw:frame>
        <draw:frame draw:style-name="gr14" draw:text-style-name="P4" draw:layer="layout" svg:width="0.925cm" svg:height="0.535cm" svg:x="0.93cm" svg:y="2.493cm">
          <draw:text-box>
            <text:p><text:span text:style-name="T5">1</text:span></text:p>
          </draw:text-box>
        </draw:frame>
        <draw:line draw:style-name="gr2" draw:text-style-name="P1" draw:layer="layout" svg:x1="6.985cm" svg:y1="0.889cm" svg:x2="6.985cm" svg:y2="1.524cm">
          <text:p/>
        </draw:line>
        <draw:custom-shape draw:style-name="gr15" draw:text-style-name="P1" draw:layer="layout" svg:width="4.699cm" svg:height="1.905cm" svg:x="3.175cm" svg:y="1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197cm" svg:height="0.967cm" svg:x="4.502cm" svg:y="1.365cm">
          <draw:text-box>
            <text:p text:style-name="P1"><text:span text:style-name="T1">«InputData»</text:span></text:p>
            <text:p text:style-name="P1"><text:span text:style-name="T2">VcduHeader</text:span></text:p>
          </draw:text-box>
        </draw:frame>
        <draw:custom-shape draw:style-name="gr16" draw:text-style-name="P1" draw:layer="layout" svg:width="4.699cm" svg:height="1.27cm" svg:x="3.175cm" svg:y="1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652cm" svg:y1="1.27cm" svg:x2="9.652cm" svg:y2="0.635cm">
          <text:p/>
        </draw:line>
        <draw:frame draw:style-name="gr17" draw:text-style-name="P3" draw:layer="layout" svg:width="4.153cm" svg:height="1.751cm" svg:x="4.032cm" svg:y="1.854cm">
          <draw:text-box>
            <text:p><text:span text:style-name="T4">versionNumber : Integer</text:span></text:p>
            <text:p><text:span text:style-name="T4">spaceCraftId : Integer</text:span></text:p>
            <text:p><text:span text:style-name="T4">virtualChannelId : Vcid</text:span></text:p>
            <text:p><text:span text:style-name="T4">vcFrameCount : Integer</text:span></text:p>
            <text:p><text:span text:style-name="T4">headerErrorControl : ByteSequence</text:span></text:p>
            <text:p><text:span text:style-name="T4"/></text:p>
          </draw:text-box>
        </draw:frame>
        <draw:custom-shape draw:style-name="gr18" draw:text-style-name="P1" draw:layer="layout" svg:width="1.524cm" svg:height="0.508cm" svg:x="9.01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28cm" svg:height="0.967cm" svg:x="8.917cm" svg:y="1.168cm">
          <draw:text-box>
            <text:p text:style-name="P1"><text:span text:style-name="T2">PacketZone</text:span></text:p>
          </draw:text-box>
        </draw:frame>
        <draw:custom-shape draw:style-name="gr19" draw:text-style-name="P1" draw:layer="layout" svg:width="1.524cm" svg:height="0.127cm" svg:x="9.017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27cm" svg:height="0.762cm" svg:x="10.233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2.27cm" svg:height="0.327cm" svg:x="10.233cm" svg:y="0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" draw:layer="layout" svg:width="3.077cm" svg:height="0.717cm" svg:x="10.09cm" svg:y="-0.152cm">
          <draw:text-box>
            <text:p text:style-name="P1"><text:span text:style-name="T1"/></text:p>
            <text:p><text:span text:style-name="T2">ChannelDataPerVcid</text:span></text:p>
          </draw:text-box>
        </draw:frame>
        <draw:frame draw:style-name="gr23" draw:text-style-name="P4" draw:layer="layout" svg:width="0.642cm" svg:height="0.535cm" svg:x="11.968cm" svg:y="0.816cm">
          <draw:text-box>
            <text:p><text:span text:style-name="T5">1</text:span></text:p>
          </draw:text-box>
        </draw:frame>
        <draw:frame draw:style-name="gr14" draw:text-style-name="P4" draw:layer="layout" svg:width="0.925cm" svg:height="0.535cm" svg:x="11.795cm" svg:y="3.491cm">
          <draw:text-box>
            <text:p><text:span text:style-name="T5">1..*</text:span></text:p>
          </draw:text-box>
        </draw:frame>
        <draw:custom-shape draw:style-name="gr24" draw:text-style-name="P1" draw:layer="layout" svg:width="2.286cm" svg:height="1.643cm" svg:x="0.254cm" svg:y="0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2.286cm" svg:height="1.008cm" svg:x="0.254cm" svg:y="1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2.248cm" svg:height="1.202cm" svg:x="0.419cm" svg:y="0.826cm">
          <draw:text-box>
            <text:p text:style-name="P1"><text:span text:style-name="T1">«ConfigData»</text:span></text:p>
            <text:p text:style-name="P1"><text:span text:style-name="T2">Configuration</text:span></text:p>
          </draw:text-box>
        </draw:frame>
        <draw:frame draw:style-name="gr27" draw:text-style-name="P5" draw:layer="layout" svg:width="3.683cm" svg:height="1.458cm" svg:x="0.054cm" svg:y="1.317cm">
          <draw:text-box>
            <text:p><text:span text:style-name="T4">spaceCraftId : Integer</text:span></text:p>
            <text:p><text:span text:style-name="T4">checkCrc : <text:s/>Boolean</text:span></text:p>
            <text:p><text:span text:style-name="T4">idleVcid : Vcid</text:span></text:p>
            <text:p><text:span text:style-name="T4">idleApid : Apid</text:span></text:p>
          </draw:text-box>
        </draw:frame>
        <draw:frame draw:style-name="gr28" draw:text-style-name="P4" draw:layer="layout" svg:width="1.563cm" svg:height="0.535cm" svg:x="10.185cm" svg:y="3.429cm">
          <draw:text-box>
            <text:p><text:span text:style-name="T5">packets</text:span></text:p>
          </draw:text-box>
        </draw:frame>
        <draw:frame draw:style-name="gr29" draw:text-style-name="P4" draw:layer="layout" svg:width="0.574cm" svg:height="0.467cm" svg:x="6.579cm" svg:y="0.813cm">
          <draw:text-box>
            <text:p><text:span text:style-name="T5">1</text:span></text:p>
          </draw:text-box>
        </draw:frame>
        <draw:frame draw:style-name="gr30" draw:text-style-name="P6" draw:layer="layout" svg:width="0.642cm" svg:height="0.535cm" svg:x="5.446cm" svg:y="0.126cm">
          <draw:text-box>
            <text:p><text:span text:style-name="T6">1</text:span></text:p>
          </draw:text-box>
        </draw:frame>
        <draw:frame draw:style-name="gr31" draw:text-style-name="P4" draw:layer="layout" svg:width="1.409cm" svg:height="1.041cm" svg:x="7.871cm" svg:y="0.654cm">
          <draw:text-box>
            <text:p><text:span text:style-name="T5">1</text:span></text:p>
          </draw:text-box>
        </draw:frame>
        <draw:frame draw:style-name="gr30" draw:text-style-name="P4" draw:layer="layout" svg:width="0.642cm" svg:height="0.535cm" svg:x="9.244cm" svg:y="0.94cm">
          <draw:text-box>
            <text:p><text:span text:style-name="T5">1</text:span></text:p>
          </draw:text-box>
        </draw:frame>
        <draw:frame draw:style-name="gr14" draw:text-style-name="P4" draw:layer="layout" svg:width="0.925cm" svg:height="0.535cm" svg:x="6.271cm" svg:y="0.432cm">
          <draw:text-box>
            <text:p><text:span text:style-name="T5">*</text:span></text:p>
          </draw:text-box>
        </draw:frame>
        <draw:frame draw:style-name="gr32" draw:text-style-name="P5" draw:layer="layout" svg:width="3.822cm" svg:height="0.501cm" svg:x="10.159cm" svg:y="0.322cm">
          <draw:text-box>
            <text:p><text:span text:style-name="T4">vcid: Integer</text:span></text:p>
          </draw:text-box>
        </draw:frame>
        <draw:line draw:style-name="gr33" draw:text-style-name="P1" draw:layer="layout" svg:x1="6.731cm" svg:y1="0.508cm" svg:x2="5.842cm" svg:y2="0.508cm">
          <text:p/>
        </draw:line>
        <draw:custom-shape draw:style-name="gr34" draw:text-style-name="P1" draw:layer="layout" svg:width="2.54cm" svg:height="1.597cm" svg:x="0.154cm" svg:y="3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2.54cm" svg:height="1.016cm" svg:x="0.154cm" svg:y="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" draw:layer="layout" svg:width="2.364cm" svg:height="1.274cm" svg:x="0.533cm" svg:y="3.329cm">
          <draw:text-box>
            <text:p text:style-name="P1"><text:span text:style-name="T1">«ConfigData»</text:span></text:p>
            <text:p text:style-name="P1"><text:span text:style-name="T2">VcduConfig</text:span></text:p>
          </draw:text-box>
        </draw:frame>
        <draw:frame draw:style-name="gr37" draw:text-style-name="P5" draw:layer="layout" svg:width="3.017cm" svg:height="1.697cm" svg:x="-0.024cm" svg:y="3.783cm">
          <draw:text-box>
            <text:p><text:span text:style-name="T4">vcid : Vcid </text:span></text:p>
            <text:p><text:span text:style-name="T4">minPacketSize : Integer </text:span></text:p>
            <text:p><text:span text:style-name="T4">maxPacketSize : Integer </text:span></text:p>
            <text:p><text:span text:style-name="T4">apids : Apid [1..*]</text:span></text:p>
          </draw:text-box>
        </draw:frame>
        <draw:custom-shape draw:style-name="gr38" draw:text-style-name="P1" draw:layer="layout" svg:width="1.624cm" svg:height="0.889cm" svg:x="0.166cm" svg:y="5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.625cm" svg:height="0.254cm" svg:x="0.165cm" svg:y="5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" draw:layer="layout" svg:width="1.581cm" svg:height="1.019cm" svg:x="0.235cm" svg:y="5.234cm">
          <draw:text-box>
            <text:p text:style-name="P1"><text:span text:style-name="T1">«dataType»</text:span></text:p>
            <text:p text:style-name="P1"><text:span text:style-name="T2">Vcid</text:span></text:p>
          </draw:text-box>
        </draw:frame>
        <draw:frame draw:style-name="gr41" draw:text-style-name="P3" draw:layer="layout" svg:width="1.954cm" svg:height="0.751cm" svg:x="-0.04cm" svg:y="5.697cm">
          <draw:text-box>
            <text:p><text:span text:style-name="T4">value : Integer</text:span></text:p>
            <text:p><text:span text:style-name="T4"/></text:p>
          </draw:text-box>
        </draw:frame>
        <draw:custom-shape draw:style-name="gr42" draw:text-style-name="P1" draw:layer="layout" svg:width="1.623cm" svg:height="0.889cm" svg:x="0.166cm" svg:y="6.3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624cm" svg:height="0.254cm" svg:x="0.165cm" svg:y="6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" draw:layer="layout" svg:width="1.556cm" svg:height="1.061cm" svg:x="0.233cm" svg:y="6.235cm">
          <draw:text-box>
            <text:p text:style-name="P1"><text:span text:style-name="T1">«dataType»</text:span></text:p>
            <text:p text:style-name="P1"><text:span text:style-name="T2">Apid</text:span></text:p>
          </draw:text-box>
        </draw:frame>
        <draw:frame draw:style-name="gr41" draw:text-style-name="P3" draw:layer="layout" svg:width="1.954cm" svg:height="0.751cm" svg:x="-0.04cm" svg:y="6.713cm">
          <draw:text-box>
            <text:p><text:span text:style-name="T4">value : Integer</text:span></text:p>
            <text:p><text:span text:style-name="T4"/></text:p>
          </draw:text-box>
        </draw:frame>
        <draw:frame draw:style-name="gr45" draw:text-style-name="P4" draw:layer="layout" svg:width="1.349cm" svg:height="0.535cm" svg:x="10.995cm" svg:y="3.048cm">
          <draw:text-box>
            <text:p><text:span text:style-name="T5">zone</text:span></text:p>
          </draw:text-box>
        </draw:frame>
        <draw:line draw:style-name="gr1" draw:text-style-name="P1" draw:layer="layout" svg:x1="9.017cm" svg:y1="2.032cm" svg:x2="9.017cm" svg:y2="2.413cm">
          <text:p/>
        </draw:line>
        <draw:line draw:style-name="gr1" draw:text-style-name="P1" draw:layer="layout" svg:x1="9.779cm" svg:y1="1.905cm" svg:x2="9.779cm" svg:y2="2.032cm">
          <text:p/>
        </draw:line>
        <draw:custom-shape draw:style-name="gr4" draw:text-style-name="P1" draw:layer="layout" svg:width="0.254cm" svg:height="0.127cm" svg:x="9.652cm" svg:y="1.778cm">
          <text:p/>
          <draw:enhanced-geometry svg:viewBox="0 0 21600 21600" draw:glue-points="?f0 0 ?f1 10800 0 21600 10800 21600 21600 21600 ?f7 10800" draw:text-areas="?f1 10800 ?f2 18000 ?f3 7200 ?f4 21600" draw:type="isosceles-triangle" draw:modifiers="10927.05882352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1.921cm" svg:height="0.889cm" svg:x="10.344cm" svg:y="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" draw:layer="layout" svg:width="2.474cm" svg:height="0.941cm" svg:x="10.115cm" svg:y="2.164cm">
          <draw:text-box>
            <text:p text:style-name="P1"><text:span text:style-name="T1">«InputData»</text:span></text:p>
            <text:p text:style-name="P1"><text:span text:style-name="T2">ActivePacketZone</text:span></text:p>
          </draw:text-box>
        </draw:frame>
        <draw:custom-shape draw:style-name="gr48" draw:text-style-name="P1" draw:layer="layout" svg:width="1.921cm" svg:height="0.241cm" svg:x="10.344cm" svg:y="2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1.27cm" svg:height="0.762cm" svg:x="6.731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" draw:layer="layout" svg:width="2.281cm" svg:height="0.757cm" svg:x="6.604cm" svg:y="0.025cm">
          <draw:text-box>
            <text:p text:style-name="P1"><text:span text:style-name="T5">«InputData»</text:span></text:p>
            <text:p text:style-name="P1"><text:span text:style-name="T2">Vcdu</text:span></text:p>
          </draw:text-box>
        </draw:frame>
        <draw:custom-shape draw:style-name="gr50" draw:text-style-name="P1" draw:layer="layout" svg:width="1.27cm" svg:height="0.227cm" svg:x="6.731cm" svg:y="0.5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2.413cm" svg:height="0.889cm" svg:x="3.429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2.413cm" svg:height="0.254cm" svg:x="3.429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7" draw:layer="layout" svg:width="2.413cm" svg:height="1.001cm" svg:x="3.429cm" svg:y="0.075cm">
          <draw:text-box>
            <text:p text:style-name="P1"><text:span text:style-name="T5">«InputData»</text:span></text:p>
            <text:p text:style-name="P1"><text:span text:style-name="T2">Transmission</text:span></text:p>
          </draw:text-box>
        </draw:frame>
        <draw:frame draw:style-name="gr29" draw:text-style-name="P4" draw:layer="layout" svg:width="0.642cm" svg:height="0.467cm" svg:x="10.668cm" svg:y="3.073cm">
          <draw:text-box>
            <text:p><text:span text:style-name="T5">1</text:span></text:p>
          </draw:text-box>
        </draw:frame>
        <draw:frame draw:style-name="gr52" draw:text-style-name="P4" draw:layer="layout" svg:width="0.888cm" svg:height="0.683cm" svg:x="6.401cm" svg:y="4.369cm">
          <draw:text-box>
            <text:p><text:span text:style-name="T5">0..1</text:span></text:p>
          </draw:text-box>
        </draw:frame>
        <draw:frame draw:style-name="gr30" draw:text-style-name="P4" draw:layer="layout" svg:width="0.642cm" svg:height="0.535cm" svg:x="10.719cm" svg:y="5.359cm">
          <draw:text-box>
            <text:p><text:span text:style-name="T5">1</text:span></text:p>
          </draw:text-box>
        </draw:frame>
        <draw:frame draw:style-name="gr30" draw:text-style-name="P4" draw:layer="layout" svg:width="0.642cm" svg:height="0.535cm" svg:x="10.948cm" svg:y="5.592cm">
          <draw:text-box>
            <text:p><text:span text:style-name="T5">1</text:span></text:p>
          </draw:text-box>
        </draw:frame>
        <draw:frame draw:style-name="gr30" draw:text-style-name="P4" draw:layer="layout" svg:width="0.642cm" svg:height="0.535cm" svg:x="2.998cm" svg:y="0.4cm">
          <draw:text-box>
            <text:p><text:span text:style-name="T5">1</text:span></text:p>
          </draw:text-box>
        </draw:frame>
        <draw:frame draw:style-name="gr30" draw:text-style-name="P4" draw:layer="layout" svg:width="0.642cm" svg:height="0.535cm" svg:x="1.19cm" svg:y="0.508cm">
          <draw:text-box>
            <text:p><text:span text:style-name="T5">1</text:span></text:p>
          </draw:text-box>
        </draw:frame>
        <draw:custom-shape draw:style-name="gr53" draw:text-style-name="P1" draw:layer="layout" svg:width="2.065cm" svg:height="0.889cm" svg:x="8.025cm" svg:y="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2" draw:layer="layout" svg:width="2.065cm" svg:height="0.935cm" svg:x="8.007cm" svg:y="2.164cm">
          <draw:text-box>
            <text:p text:style-name="P1"><text:span text:style-name="T1">«InputData»</text:span></text:p>
            <text:p text:style-name="P1"><text:span text:style-name="T2">IdlePacketZone</text:span></text:p>
          </draw:text-box>
        </draw:frame>
        <draw:custom-shape draw:style-name="gr55" draw:text-style-name="P1" draw:layer="layout" svg:width="2.065cm" svg:height="0.302cm" svg:x="8.025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" draw:layer="layout" svg:width="2.54cm" svg:height="0.588cm" svg:x="7.804cm" svg:y="2.718cm">
          <draw:text-box>
            <text:p><text:span text:style-name="T4">data : ByteSequence</text:span></text:p>
          </draw:text-box>
        </draw:frame>
        <draw:line draw:style-name="gr1" draw:text-style-name="P1" draw:layer="layout" svg:x1="9.017cm" svg:y1="2.032cm" svg:x2="10.795cm" svg:y2="2.032cm">
          <text:p/>
        </draw:line>
        <draw:frame draw:style-name="gr57" draw:text-style-name="P4" draw:layer="layout" svg:width="1.199cm" svg:height="0.535cm" svg:x="8.911cm" svg:y="3.28cm">
          <draw:text-box>
            <text:p><text:span text:style-name="T5">prev</text:span></text:p>
          </draw:text-box>
        </draw:frame>
        <draw:path draw:style-name="gr12" draw:text-style-name="P1" draw:layer="layout" svg:width="0.888cm" svg:height="0.687cm" svg:x="8.331cm" svg:y="3.302cm" svg:viewBox="0 0 889 688" svg:d="M0 688v-688h787v688zM889 393l-107 114zM687 393l95 114z">
          <text:p/>
        </draw:path>
        <draw:custom-shape draw:style-name="gr58" draw:text-style-name="P1" draw:layer="layout" svg:width="3.486cm" svg:height="1.651cm" svg:x="9.017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" draw:layer="layout" svg:width="3.486cm" svg:height="0.989cm" svg:x="9.017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921cm" svg:height="0.967cm" svg:x="10.001cm" svg:y="3.761cm">
          <draw:text-box>
            <text:p text:style-name="P1"><text:span text:style-name="T1">«InputData»</text:span></text:p>
            <text:p text:style-name="P1"><text:span text:style-name="T2">Packet</text:span></text:p>
          </draw:text-box>
        </draw:frame>
        <draw:frame draw:style-name="gr60" draw:text-style-name="P3" draw:layer="layout" svg:width="4.383cm" svg:height="1.456cm" svg:x="8.788cm" svg:y="4.242cm">
          <draw:text-box>
            <text:p><text:span text:style-name="T3">«</text:span><text:span text:style-name="T1">Identifier</text:span><text:span text:style-name="T3">»</text:span><text:span text:style-name="T4"> apidValue : Apid</text:span></text:p>
            <text:p><text:span text:style-name="T3">«</text:span><text:span text:style-name="T1">Measure</text:span><text:span text:style-name="T3">»</text:span><text:span text:style-name="T4"> sequenceCount : Integer</text:span></text:p>
            <text:p><text:span text:style-name="T3">«</text:span><text:span text:style-name="T1">Identifier</text:span><text:span text:style-name="T3">»</text:span><text:span text:style-name="T4"> dataLength : Integer</text:span></text:p>
            <text:p><text:span text:style-name="T3">«</text:span><text:span text:style-name="T1">Derived</text:span><text:span text:style-name="T3">»</text:span><text:span text:style-name="T4"> checksum : Integer</text:span></text:p>
          </draw:text-box>
        </draw:frame>
        <draw:frame draw:style-name="gr30" draw:text-style-name="P4" draw:layer="layout" svg:width="0.643cm" svg:height="0.535cm" svg:x="8.585cm" svg:y="4.751cm">
          <draw:text-box>
            <text:p><text:span text:style-name="T5">1</text:span></text:p>
          </draw:text-box>
        </draw:frame>
        <draw:frame draw:style-name="gr30" draw:text-style-name="P4" draw:layer="layout" svg:width="0.572cm" svg:height="0.535cm" svg:x="8.56cm" svg:y="3.658cm">
          <draw:text-box>
            <text:p><text:span text:style-name="T5">1</text:span></text:p>
          </draw:text-box>
        </draw:frame>
        <draw:frame draw:style-name="gr14" draw:text-style-name="P4" draw:layer="layout" svg:width="0.925cm" svg:height="0.535cm" svg:x="8.534cm" svg:y="3.327cm">
          <draw:text-box>
            <text:p><text:span text:style-name="T5">0..1</text:span></text:p>
          </draw:text-box>
        </draw:frame>
        <draw:custom-shape draw:style-name="gr61" draw:text-style-name="P1" draw:layer="layout" svg:width="2.413cm" svg:height="0.889cm" svg:x="10.106cm" svg:y="5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" draw:layer="layout" svg:width="2.413cm" svg:height="0.254cm" svg:x="10.106cm" svg:y="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" draw:layer="layout" svg:width="1.754cm" svg:height="0.941cm" svg:x="10.466cm" svg:y="5.861cm">
          <draw:text-box>
            <text:p text:style-name="P1"><text:span text:style-name="T1">«InputData»</text:span></text:p>
            <text:p text:style-name="P1"><text:span text:style-name="T2">PacketData</text:span></text:p>
          </draw:text-box>
        </draw:frame>
        <draw:frame draw:style-name="gr8" draw:text-style-name="P3" draw:layer="layout" svg:width="4.867cm" svg:height="1.001cm" svg:x="10.003cm" svg:y="6.371cm">
          <draw:text-box>
            <text:p><text:span text:style-name="T4">data : ByteSequence</text:span></text:p>
            <text:p><text:span text:style-name="T4"/></text:p>
          </draw:text-box>
        </draw:frame>
        <draw:line draw:style-name="gr1" draw:text-style-name="P1" draw:layer="layout" svg:x1="1.397cm" svg:y1="0.897cm" svg:x2="1.397cm" svg:y2="0.508cm">
          <text:p/>
        </draw:line>
        <draw:frame draw:style-name="gr63" draw:text-style-name="P9" draw:layer="layout" svg:width="1.767cm" svg:height="1.938cm" svg:x="2.946cm" svg:y="1.851cm">
          <draw:text-box>
            <text:p text:style-name="P8"><text:span text:style-name="T3">«</text:span><text:span text:style-name="T1">Identifier</text:span><text:span text:style-name="T3">»</text:span><text:span text:style-name="T4"> </text:span></text:p>
            <text:p text:style-name="P8"><text:span text:style-name="T3">«</text:span><text:span text:style-name="T1">Identifier</text:span><text:span text:style-name="T3">»</text:span><text:span text:style-name="T4"> </text:span></text:p>
            <text:p text:style-name="P8"><text:span text:style-name="T3">«</text:span><text:span text:style-name="T1">Identifier</text:span><text:span text:style-name="T3">»</text:span><text:span text:style-name="T4"> </text:span></text:p>
            <text:p text:style-name="P8"><text:span text:style-name="T3">«</text:span><text:span text:style-name="T1">Measure</text:span><text:span text:style-name="T3">»</text:span><text:span text:style-name="T4"> </text:span></text:p>
            <text:p text:style-name="P8"><text:span text:style-name="T3">«Derived»</text:span><text:span text:style-name="T4"> </text:span></text:p>
            <text:p text:style-name="P8"><text:span text:style-name="T4"/></text:p>
          </draw:text-box>
        </draw:frame>
        <draw:frame draw:style-name="gr30" draw:text-style-name="P4" draw:layer="layout" svg:width="0.642cm" svg:height="0.535cm" svg:x="6.755cm" svg:y="1.114cm">
          <draw:text-box>
            <text:p><text:span text:style-name="T5">1</text:span></text:p>
          </draw:text-box>
        </draw:frame>
        <draw:frame draw:style-name="gr64" draw:text-style-name="P4" draw:layer="layout" svg:width="2.185cm" svg:height="0.467cm" svg:x="10.897cm" svg:y="3.429cm">
          <draw:text-box>
            <text:p><text:span text:style-name="T5">1..*</text:span></text:p>
          </draw:text-box>
        </draw:frame>
        <draw:frame draw:style-name="gr30" draw:text-style-name="P4" draw:layer="layout" svg:width="0.511cm" svg:height="0.535cm" svg:x="5.664cm" svg:y="0.483cm">
          <draw:text-box>
            <text:p><text:span text:style-name="T5">1</text:span></text:p>
          </draw:text-box>
        </draw:frame>
        <draw:line draw:style-name="gr65" draw:text-style-name="P1" draw:layer="layout" svg:x1="8.001cm" svg:y1="0.381cm" svg:x2="10.233cm" svg:y2="0.381cm">
          <text:p/>
        </draw:line>
        <draw:frame draw:style-name="gr14" draw:text-style-name="P4" draw:layer="layout" svg:width="0.925cm" svg:height="0.535cm" svg:x="7.871cm" svg:y="0.051cm">
          <draw:text-box>
            <text:p><text:span text:style-name="T5">1..*</text:span></text:p>
          </draw:text-box>
        </draw:frame>
        <draw:frame draw:style-name="gr23" draw:text-style-name="P4" draw:layer="layout" svg:width="0.642cm" svg:height="0.535cm" svg:x="9.852cm" svg:y="0.352cm">
          <draw:text-box>
            <text:p><text:span text:style-name="T5">1</text:span></text:p>
          </draw:text-box>
        </draw:frame>
        <draw:frame draw:style-name="gr45" draw:text-style-name="P4" draw:layer="layout" svg:width="1.349cm" svg:height="0.535cm" svg:x="0.535cm" svg:y="0.527cm">
          <draw:text-box>
            <text:p><text:span text:style-name="T5">config</text:span></text:p>
          </draw:text-box>
        </draw:frame>
        <draw:frame draw:style-name="gr45" draw:text-style-name="P4" draw:layer="layout" svg:width="1.349cm" svg:height="0.535cm" svg:x="1.243cm" svg:y="2.478cm">
          <draw:text-box>
            <text:p><text:span text:style-name="T5">config</text:span></text:p>
          </draw:text-box>
        </draw:frame>
        <draw:frame draw:style-name="gr66" draw:text-style-name="P4" draw:layer="layout" svg:width="1.493cm" svg:height="0.535cm" svg:x="9.473cm" svg:y="0.889cm">
          <draw:text-box>
            <text:p><text:span text:style-name="T5">packetZone</text:span></text:p>
          </draw:text-box>
        </draw:frame>
        <draw:frame draw:style-name="gr67" draw:text-style-name="P4" draw:layer="layout" svg:width="1.349cm" svg:height="0.467cm" svg:x="5.664cm" svg:y="0.076cm">
          <draw:text-box>
            <text:p><text:span text:style-name="T5">trans</text:span></text:p>
          </draw:text-box>
        </draw:frame>
        <draw:frame draw:style-name="gr67" draw:text-style-name="P4" draw:layer="layout" svg:width="1.349cm" svg:height="0.467cm" svg:x="2.718cm" svg:y="0.176cm">
          <draw:text-box>
            <text:p><text:span text:style-name="T5">trans</text:span></text:p>
          </draw:text-box>
        </draw:frame>
        <draw:frame draw:style-name="gr68" draw:text-style-name="P4" draw:layer="layout" svg:width="1.573cm" svg:height="0.535cm" svg:x="1.244cm" svg:y="3.079cm">
          <draw:text-box>
            <text:p><text:span text:style-name="T5">vcduConfigs</text:span></text:p>
          </draw:text-box>
        </draw:frame>
        <draw:line draw:style-name="gr33" draw:text-style-name="P1" draw:layer="layout" svg:x1="7.779cm" svg:y1="7.863cm" svg:x2="6.858cm" svg:y2="7.874cm">
          <text:p/>
        </draw:line>
        <draw:custom-shape draw:style-name="gr61" draw:text-style-name="P1" draw:layer="layout" svg:width="2.828cm" svg:height="1.135cm" svg:x="4.035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" draw:layer="layout" svg:width="2.825cm" svg:height="0.584cm" svg:x="4.038cm" svg:y="7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" draw:layer="layout" svg:width="4.71cm" svg:height="1.456cm" svg:x="3.859cm" svg:y="7.642cm">
          <draw:text-box>
            <text:p><text:span text:style-name="T4">reportDescription : String</text:span></text:p>
            <text:p><text:span text:style-name="T4">...</text:span></text:p>
          </draw:text-box>
        </draw:frame>
        <draw:custom-shape draw:style-name="gr69" draw:text-style-name="P1" draw:layer="layout" svg:width="1.964cm" svg:height="1.143cm" svg:x="7.781cm" svg:y="7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draw:layer="layout" svg:width="1.965cm" svg:height="0.586cm" svg:x="7.78cm" svg:y="7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2" draw:layer="layout" svg:width="1.785cm" svg:height="1.054cm" svg:x="7.903cm" svg:y="7.126cm">
          <draw:text-box>
            <text:p text:style-name="P1"><text:span text:style-name="T1">«OutputData»</text:span></text:p>
            <text:p text:style-name="P1"><text:span text:style-name="T2">Event</text:span></text:p>
          </draw:text-box>
        </draw:frame>
        <draw:frame draw:style-name="gr60" draw:text-style-name="P3" draw:layer="layout" svg:width="2.678cm" svg:height="1.456cm" svg:x="7.571cm" svg:y="7.615cm">
          <draw:text-box>
            <text:p><text:span text:style-name="T4">type : EventTypes</text:span></text:p>
            <text:p><text:span text:style-name="T4">...</text:span></text:p>
          </draw:text-box>
        </draw:frame>
        <draw:custom-shape draw:style-name="gr72" draw:text-style-name="P1" draw:layer="layout" svg:width="2.54cm" svg:height="1.305cm" svg:x="10.009cm" svg:y="7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" draw:layer="layout" svg:width="2.006cm" svg:height="1.181cm" svg:x="10.39cm" svg:y="6.96cm">
          <draw:text-box>
            <text:p text:style-name="P1"><text:span text:style-name="T1">«enumeration»</text:span></text:p>
            <text:p text:style-name="P1"><text:span text:style-name="T2">EventTypes</text:span></text:p>
          </draw:text-box>
        </draw:frame>
        <draw:frame draw:style-name="gr60" draw:text-style-name="P3" draw:layer="layout" svg:width="3.41cm" svg:height="1.456cm" svg:x="9.849cm" svg:y="7.501cm">
          <draw:text-box>
            <text:p><text:span text:style-name="T4">PKT_JMP</text:span></text:p>
            <text:p><text:span text:style-name="T4">INVALID_APID</text:span></text:p>
            <text:p><text:span text:style-name="T4">...</text:span></text:p>
          </draw:text-box>
        </draw:frame>
        <draw:frame draw:style-name="gr30" draw:text-style-name="P4" draw:layer="layout" svg:width="0.642cm" svg:height="0.535cm" svg:x="6.66cm" svg:y="7.457cm">
          <draw:text-box>
            <text:p><text:span text:style-name="T5">1</text:span></text:p>
          </draw:text-box>
        </draw:frame>
        <draw:frame draw:style-name="gr14" draw:text-style-name="P4" draw:layer="layout" svg:width="0.925cm" svg:height="0.535cm" svg:x="7.195cm" svg:y="7.533cm">
          <draw:text-box>
            <text:p><text:span text:style-name="T5">1..*</text:span></text:p>
          </draw:text-box>
        </draw:frame>
        <draw:frame draw:style-name="gr74" draw:text-style-name="P4" draw:layer="layout" svg:width="1.256cm" svg:height="0.535cm" svg:x="6.943cm" svg:y="7.786cm">
          <draw:text-box>
            <text:p><text:span text:style-name="T5">entries</text:span></text:p>
          </draw:text-box>
        </draw:frame>
        <draw:line draw:style-name="gr1" draw:text-style-name="P1" draw:layer="layout" svg:x1="12.549cm" svg:y1="7.588cm" svg:x2="10.009cm" svg:y2="7.588cm">
          <text:p/>
        </draw:line>
        <draw:frame draw:style-name="gr28" draw:text-style-name="P4" draw:layer="layout" svg:width="1.563cm" svg:height="0.535cm" svg:x="6.41cm" svg:y="4.595cm">
          <draw:text-box>
            <text:p><text:span text:style-name="T5">pHeader</text:span></text:p>
          </draw:text-box>
        </draw:frame>
        <draw:custom-shape draw:style-name="gr75" draw:text-style-name="P1" draw:layer="layout" svg:width="1.866cm" svg:height="1.043cm" svg:x="0.16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" draw:layer="layout" svg:width="1.867cm" svg:height="0.366cm" svg:x="0.165cm" svg:y="7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" draw:layer="layout" svg:width="2.275cm" svg:height="1.061cm" svg:x="0.152cm" svg:y="7.341cm">
          <draw:text-box>
            <text:p text:style-name="P1"><text:span text:style-name="T1">«dataType»</text:span></text:p>
            <text:p text:style-name="P1"><text:span text:style-name="T2">ByteSequence</text:span></text:p>
          </draw:text-box>
        </draw:frame>
        <draw:frame draw:style-name="gr8" draw:text-style-name="P3" draw:layer="layout" svg:width="2.707cm" svg:height="1.001cm" svg:x="-0.051cm" svg:y="7.876cm">
          <draw:text-box>
            <text:p><text:span text:style-name="T4">bytes : Byte [1..*]</text:span></text:p>
            <text:p><text:span text:style-name="T4"/></text:p>
          </draw:text-box>
        </draw:frame>
        <draw:frame draw:style-name="gr71" draw:text-style-name="P2" draw:layer="layout" svg:width="1.785cm" svg:height="1.054cm" svg:x="4.604cm" svg:y="7.126cm">
          <draw:text-box>
            <text:p text:style-name="P1"><text:span text:style-name="T1">«OutputData»</text:span></text:p>
            <text:p text:style-name="P1"><text:span text:style-name="T2">OutputLog</text:span></text:p>
          </draw:text-box>
        </draw:frame>
        <draw:custom-shape draw:style-name="gr38" draw:text-style-name="P1" draw:layer="layout" svg:width="1.624cm" svg:height="0.914cm" svg:x="2.16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1.625cm" svg:height="0.254cm" svg:x="2.165cm" svg:y="7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" draw:layer="layout" svg:width="1.581cm" svg:height="1.019cm" svg:x="2.235cm" svg:y="7.334cm">
          <draw:text-box>
            <text:p text:style-name="P1"><text:span text:style-name="T1">«dataType»</text:span></text:p>
            <text:p text:style-name="P1"><text:span text:style-name="T2">Byte</text:span></text:p>
          </draw:text-box>
        </draw:frame>
        <draw:frame draw:style-name="gr41" draw:text-style-name="P3" draw:layer="layout" svg:width="1.954cm" svg:height="0.751cm" svg:x="1.96cm" svg:y="7.797cm">
          <draw:text-box>
            <text:p><text:span text:style-name="T4">value : Integer</text:span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Diamond" draw:fill="none" draw:fill-gradient-name="Gradient_20_7" draw:fill-hatch-name="Hatch_20_1" draw:fill-image-name="Bitmape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  <style:master-page style:name="Default_5f__5f_" style:display-name="Default_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1T15:56:08.985283000</meta:creation-date>
    <dc:date>2016-10-27T11:24:10</dc:date>
    <meta:editing-duration>P3DT10H5M47S</meta:editing-duration>
    <meta:editing-cycles>98</meta:editing-cycles>
    <meta:generator>OpenOffice/4.1.1$Unix OpenOffice.org_project/411m6$Build-9775</meta:generator>
    <dc:creator>Daniel Di Nardo</dc:creator>
    <meta:document-statistic meta:object-count="140"/>
  </office:meta>
</office:document-meta>
</file>